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8625" officeooo:paragraph-rsid="00088625"/>
    </style:style>
    <style:style style:name="P2" style:family="paragraph" style:parent-style-name="Standard">
      <style:text-properties fo:font-weight="bold" officeooo:rsid="00088625" officeooo:paragraph-rsid="00088625" style:font-weight-asian="bold" style:font-weight-complex="bold"/>
    </style:style>
    <style:style style:name="P3" style:family="paragraph" style:parent-style-name="Standard">
      <style:text-properties officeooo:paragraph-rsid="00088625"/>
    </style:style>
    <style:style style:name="T1" style:family="text">
      <style:text-properties officeooo:rsid="00088625"/>
    </style:style>
    <style:style style:name="T2" style:family="text">
      <style:text-properties fo:font-weight="bold" style:font-weight-asian="bold" style:font-weight-complex="bold"/>
    </style:style>
    <style:style style:name="T3" style:family="text">
      <style:text-properties fo:font-weight="bold" officeooo:rsid="00088625"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port by UI/UX Designing of FAST CHAT-BOT</text:p>
      <text:p text:style-name="P1"/>
      <text:p text:style-name="P2">Introduction of the TEAM:</text:p>
      <text:p text:style-name="P1"/>
      <text:p text:style-name="P3"><text:span text:style-name="T1">Hello, i </text:span><text:span text:style-name="T3">Muhammad Sharjeel Akhtar</text:span><text:span text:style-name="T1"> alongside with my fellow member </text:span><text:span text:style-name="T3">Rimsha Imran</text:span><text:span text:style-name="T1"> are working on the UI-Design for our Chat-Bot. As you all know the UI/UX <text:s/>plays a pivotal role in the project, aimed at enhancing user interactions with the university through streamlined communication channels. The team's objective is to design an intuitive and visually appealing interface that facilitates seamless interactions between users (students, faculty, and staff) and the Chat-Bot.</text:span></text:p>
      <text:p text:style-name="P1"/>
      <text:p text:style-name="P2">Motivation:</text:p>
      <text:p text:style-name="P1"/>
      <text:p text:style-name="P3"><text:span text:style-name="T1">The concept of optimizing the Chat-Bot interface is rooted in the goal of improving user experience, reducing time spent on repetitive interactions, and enhancing overall efficiency. Before delving into the design phase, it's imperative to validate this idea to ensure alignment with user needs and project objectives.</text:span></text:p>
      <text:p text:style-name="P1"/>
      <text:p text:style-name="P3"><text:span text:style-name="T3">Chat-Bot User-Interface Analysis through Research:</text:span><text:span text:style-name="T1"> </text:span></text:p>
      <text:p text:style-name="P1"/>
      <text:p text:style-name="P1">We conducted a basic research, including forums, blogs, and analysis of existing user interactions, to gain insights into common queries, pain points, and user preferences regarding interface design.</text:p>
      <text:p text:style-name="P1"/>
      <text:p text:style-name="P3"><text:span text:style-name="T3">User Friendly Approach:</text:span><text:span text:style-name="T1"> </text:span></text:p>
      <text:p text:style-name="P3"/>
      <text:p text:style-name="P3"><text:span text:style-name="T1">We collaborated with our colleagues who are working in the UI-Designing industry and retrieved some useful information on how we can make our interface as simple as possible so that to facilitate the users who are going to use our chat-bot. After doing some gaining some insights, we designed multiple user-interfaces and hence forwarded them to the team for finalization.</text:span></text:p>
      <text:p text:style-name="P1"/>
      <text:p text:style-name="P2">User Interaction Evaluation:</text:p>
      <text:p text:style-name="P1"/>
      <text:p text:style-name="P1">The effectiveness of the chat-bot interface lies in its ability to facilitate smooth and intuitive interactions with users, addressing their queries effectively and efficiently. Gathering feedback and analyzing user interactions are crucial steps in evaluating and refining the interface design.</text:p>
      <text:p text:style-name="P1"/>
      <text:p text:style-name="P2">Consultation with the Front-End Team:</text:p>
      <text:p text:style-name="P1"/>
      <text:p text:style-name="P1">After designing multiple User-Interfaces, we consulted with the front-end team of our project in order to test out designs in terms of coding. Although, we found that some of the interfaces were pretty difficult to implement. Also, we were facing some tool limitations in terms of designing but all and all we managed to implement one of our choose interface into actual code for our project.</text:p>
      <text:p text:style-name="P1"/>
      <text:p text:style-name="P1"><text:span text:style-name="T2">Use-Case Testing:</text:span></text:p>
      <text:p text:style-name="P1"><text:span text:style-name="T2"/></text:p>
      <text:p text:style-name="P1">Conducted usability testing sessions with representative users to observe their interaction with the interface, identify usability issues, and gather suggestions for improvement.</text:p>
      <text:p text:style-name="P1"/>
      <text:p text:style-name="P3"><text:span text:style-name="T3">Multiple Testing Mechanisms:</text:span><text:span text:style-name="T1"> </text:span></text:p>
      <text:p text:style-name="P3"/>
      <text:p text:style-name="P1">Implement mechanisms within the interface to collect user feedback, such as surveys, suggestion boxes, or direct feedback channels, to continuously improve the user experience.</text:p>
      <text:p text:style-name="P1"><text:soft-page-break/></text:p>
      <text:p text:style-name="P2">Concluding Remarks:</text:p>
      <text:p text:style-name="P2"/>
      <text:p text:style-name="P1">In conclusion, our Team tried to deliver the reliable interface that enhances user interactions and satisfaction for the Fast University Chat-Bot project. By validating the design concept through user research and usability testing, the team can create an interface that meets the evolving needs of students, faculty, and staff. Moving forward, continuous iteration and improvement based on user feedback will be essential to delivering a Chat-Bot interface that optimizes user experience and achieves project objectiv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30T11:20:02.618987366</meta:creation-date>
    <dc:date>2024-04-30T11:28:36.626536398</dc:date>
    <meta:editing-duration>PT8M34S</meta:editing-duration>
    <meta:editing-cycles>1</meta:editing-cycles>
    <meta:generator>LibreOffice/6.4.7.2$Linux_X86_64 LibreOffice_project/40$Build-2</meta:generator>
    <meta:document-statistic meta:table-count="0" meta:image-count="0" meta:object-count="0" meta:page-count="2" meta:paragraph-count="19" meta:word-count="467" meta:character-count="3206" meta:non-whitespace-character-count="2754"/>
  </office:meta>
</office:document-meta>
</file>